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monospace" svg:font-family="'var font-monospace', 'Droid Sans Mono', monospace, monospace, 'Droid Sans Fallback'"/>
  </office:font-face-decls>
  <office:automatic-styles>
    <style:style style:name="P1" style:family="paragraph" style:parent-style-name="Standard">
      <style:text-properties officeooo:rsid="00151067" officeooo:paragraph-rsid="00151067"/>
    </style:style>
    <style:style style:name="P2" style:family="paragraph" style:parent-style-name="Standard">
      <style:paragraph-properties style:line-height-at-least="0.503cm"/>
      <style:text-properties fo:color="#5c6773" loext:opacity="100%" style:font-name="var font-monospace" fo:font-size="10.5pt" fo:font-weight="normal" fo:background-color="#fbfcfd"/>
    </style:style>
    <style:style style:name="P3" style:family="paragraph" style:parent-style-name="Standard">
      <style:text-properties fo:color="#5c6773" loext:opacity="100%" style:font-name="var font-monospace" fo:font-size="10.5pt" fo:font-weight="normal" officeooo:rsid="00151067" officeooo:paragraph-rsid="00151067" fo:background-color="#fbfcfd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style:use-window-font-color="true" loext:opacity="0%" style:font-name="var font-monospace" fo:font-size="10.5pt" fo:font-weight="normal" officeooo:rsid="00151067" officeooo:paragraph-rsid="00151067" fo:background-color="#fbfcfd"/>
    </style:style>
    <style:style style:name="T1" style:family="text">
      <style:text-properties fo:color="#f2590c" loext:opacity="100%"/>
    </style:style>
    <style:style style:name="T2" style:family="text">
      <style:text-properties fo:color="#41a6d9" loext:opacity="100%"/>
    </style:style>
    <style:style style:name="T3" style:family="text">
      <style:text-properties fo:color="#86b300" loext:opacity="100%"/>
    </style:style>
    <style:style style:name="T4" style:family="text">
      <style:text-properties fo:color="#f08c3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7) Formulário</text:p>
      <text:p text:style-name="P5"/>
      <text:p text:style-name="P5"/>
      <text:p text:style-name="P5">App.js</text:p>
      <text:p text:style-name="P5"/>
      <text:p text:style-name="P1"/>
      <text:p text:style-name="P3"><text:span text:style-name="T1">import</text:span> <text:span text:style-name="T2">React</text:span>, { useState } <text:span text:style-name="T1">from</text:span> <text:span text:style-name="T3">'react'</text:span>;</text:p>
      <text:p text:style-name="P2"><text:span text:style-name="T1">import</text:span> { <text:span text:style-name="T2">View</text:span>, <text:span text:style-name="T2">Text</text:span>, <text:span text:style-name="T2">TextInput</text:span>, <text:span text:style-name="T2">Picker</text:span>, <text:span text:style-name="T2">Switch</text:span>, <text:span text:style-name="T2">Button</text:span> } <text:span text:style-name="T1">from</text:span> <text:span text:style-name="T3">'react-native'</text:span>;</text:p>
      <text:p text:style-name="P2"><text:span text:style-name="T1">import</text:span> styles <text:span text:style-name="T1">from</text:span> <text:span text:style-name="T3">'./styles'</text:span>;</text:p>
      <text:p text:style-name="P4"/>
      <text:p text:style-name="P2"><text:span text:style-name="T1">export</text:span> <text:span text:style-name="T1">default</text:span> <text:span text:style-name="T1">function</text:span> <text:span text:style-name="T2">App</text:span>() {</text:p>
      <text:p text:style-name="P2"><text:span text:style-name="T1">const</text:span> [nome, setNome] = useState(<text:span text:style-name="T3">''</text:span>);</text:p>
      <text:p text:style-name="P2"><text:span text:style-name="T1">const</text:span> [idade, setIdade] = useState(<text:span text:style-name="T3">''</text:span>);</text:p>
      <text:p text:style-name="P2"><text:span text:style-name="T1">const</text:span> [sexo, setSexo] = useState(<text:span text:style-name="T3">'Masculino'</text:span>);</text:p>
      <text:p text:style-name="P2"><text:span text:style-name="T1">const</text:span> [escolaridade, setEscolaridade] = useState(<text:span text:style-name="T3">'Ensino Médio'</text:span>);</text:p>
      <text:p text:style-name="P2"><text:span text:style-name="T1">const</text:span> [brasileiro, setBrasileiro] = useState(<text:span text:style-name="T1">false</text:span>);</text:p>
      <text:p text:style-name="P2"><text:span text:style-name="T1">const</text:span> [dadosExibidos, setDadosExibidos] = useState(<text:span text:style-name="T1">false</text:span>);</text:p>
      <text:p text:style-name="P4"/>
      <text:p text:style-name="P2"><text:span text:style-name="T1">const</text:span> exibirDados = () =&gt; {</text:p>
      <text:p text:style-name="P2">setDadosExibidos(<text:span text:style-name="T1">true</text:span>);</text:p>
      <text:p text:style-name="P2">};</text:p>
      <text:p text:style-name="P4"/>
      <text:p text:style-name="P2"><text:span text:style-name="T1">return</text:span> (</text:p>
      <text:p text:style-name="P2">&lt;<text:span text:style-name="T2">View</text:span> style={styles.container}&gt;</text:p>
      <text:p text:style-name="P2">&lt;<text:span text:style-name="T2">Text</text:span> style={styles.label}&gt;<text:span text:style-name="T2">Nome</text:span>:&lt;/<text:span text:style-name="T2">Text</text:span>&gt;</text:p>
      <text:p text:style-name="P2">&lt;<text:span text:style-name="T2">TextInput</text:span></text:p>
      <text:p text:style-name="P2">style={styles.input}</text:p>
      <text:p text:style-name="P2">onChangeText={(text) =&gt; setNome(text)}</text:p>
      <text:p text:style-name="P2">value={nome}</text:p>
      <text:p text:style-name="P2">/&gt;</text:p>
      <text:p text:style-name="P4"/>
      <text:p text:style-name="P2">&lt;<text:span text:style-name="T2">Text</text:span> style={styles.label}&gt;<text:span text:style-name="T2">Idade</text:span>:&lt;/<text:span text:style-name="T2">Text</text:span>&gt;</text:p>
      <text:p text:style-name="P2">&lt;<text:span text:style-name="T2">TextInput</text:span></text:p>
      <text:p text:style-name="P2">style={styles.input}</text:p>
      <text:p text:style-name="P2">onChangeText={(text) =&gt; setIdade(text)}</text:p>
      <text:p text:style-name="P2">value={idade}</text:p>
      <text:p text:style-name="P2">keyboardType=<text:span text:style-name="T3">"numeric"</text:span></text:p>
      <text:p text:style-name="P2">/&gt;</text:p>
      <text:p text:style-name="P4"/>
      <text:p text:style-name="P2">&lt;<text:span text:style-name="T2">Text</text:span> style={styles.label}&gt;<text:span text:style-name="T2">Sexo</text:span>:&lt;/<text:span text:style-name="T2">Text</text:span>&gt;</text:p>
      <text:p text:style-name="P2">&lt;<text:span text:style-name="T2">Picker</text:span></text:p>
      <text:p text:style-name="P2">style={styles.input}</text:p>
      <text:p text:style-name="P2">selectedValue={sexo}</text:p>
      <text:p text:style-name="P2">onValueChange={(itemValue) =&gt; setSexo(itemValue)}</text:p>
      <text:p text:style-name="P2">&gt;</text:p>
      <text:p text:style-name="P2">&lt;<text:span text:style-name="T2">Picker</text:span>.<text:span text:style-name="T2">Item</text:span> label=<text:span text:style-name="T3">"Masculino"</text:span> value=<text:span text:style-name="T3">"Masculino"</text:span> /&gt;</text:p>
      <text:p text:style-name="P2">&lt;<text:span text:style-name="T2">Picker</text:span>.<text:span text:style-name="T2">Item</text:span> label=<text:span text:style-name="T3">"Feminino"</text:span> value=<text:span text:style-name="T3">"Feminino"</text:span> /&gt;</text:p>
      <text:p text:style-name="P2">&lt;<text:span text:style-name="T2">Picker</text:span>.<text:span text:style-name="T2">Item</text:span> label=<text:span text:style-name="T3">"Outro"</text:span> value=<text:span text:style-name="T3">"Outro"</text:span> /&gt;</text:p>
      <text:p text:style-name="P2">&lt;/<text:span text:style-name="T2">Picker</text:span>&gt;</text:p>
      <text:p text:style-name="P4"/>
      <text:p text:style-name="P2">&lt;<text:span text:style-name="T2">Text</text:span> style={styles.label}&gt;<text:span text:style-name="T2">Escolaridade</text:span>:&lt;/<text:span text:style-name="T2">Text</text:span>&gt;</text:p>
      <text:p text:style-name="P2"><text:soft-page-break/>&lt;<text:span text:style-name="T2">Picker</text:span></text:p>
      <text:p text:style-name="P2">style={styles.input}</text:p>
      <text:p text:style-name="P2">selectedValue={escolaridade}</text:p>
      <text:p text:style-name="P2">onValueChange={(itemValue) =&gt; setEscolaridade(itemValue)}</text:p>
      <text:p text:style-name="P2">&gt;</text:p>
      <text:p text:style-name="P2">&lt;<text:span text:style-name="T2">Picker</text:span>.<text:span text:style-name="T2">Item</text:span> label=<text:span text:style-name="T3">"Ensino Médio"</text:span> value=<text:span text:style-name="T3">"Ensino Médio"</text:span> /&gt;</text:p>
      <text:p text:style-name="P2">&lt;<text:span text:style-name="T2">Picker</text:span>.<text:span text:style-name="T2">Item</text:span> label=<text:span text:style-name="T3">"Graduação"</text:span> value=<text:span text:style-name="T3">"Graduação"</text:span> /&gt;</text:p>
      <text:p text:style-name="P2">&lt;<text:span text:style-name="T2">Picker</text:span>.<text:span text:style-name="T2">Item</text:span> label=<text:span text:style-name="T3">"Pós-Graduação"</text:span> value=<text:span text:style-name="T3">"Pós-Graduação"</text:span> /&gt;</text:p>
      <text:p text:style-name="P2">&lt;/<text:span text:style-name="T2">Picker</text:span>&gt;</text:p>
      <text:p text:style-name="P4"/>
      <text:p text:style-name="P2">&lt;<text:span text:style-name="T2">Text</text:span> style={styles.label}&gt;<text:span text:style-name="T2">Brasileiro</text:span>:&lt;/<text:span text:style-name="T2">Text</text:span>&gt;</text:p>
      <text:p text:style-name="P2">&lt;<text:span text:style-name="T2">Switch</text:span></text:p>
      <text:p text:style-name="P2">style={styles.<text:span text:style-name="T1">switch</text:span>}</text:p>
      <text:p text:style-name="P2">value={brasileiro}</text:p>
      <text:p text:style-name="P2">onValueChange={(value) =&gt; setBrasileiro(value)}</text:p>
      <text:p text:style-name="P2">/&gt;</text:p>
      <text:p text:style-name="P4"/>
      <text:p text:style-name="P2">&lt;<text:span text:style-name="T2">Button</text:span> title=<text:span text:style-name="T3">"Confirmar"</text:span> onPress={exibirDados} /&gt;</text:p>
      <text:p text:style-name="P4"/>
      <text:p text:style-name="P2">{dadosExibidos &amp;&amp; (</text:p>
      <text:p text:style-name="P2">&lt;<text:span text:style-name="T2">View</text:span> style={styles.dadosContainer}&gt;</text:p>
      <text:p text:style-name="P2">&lt;<text:span text:style-name="T2">Text</text:span> style={styles.dadosLabel}&gt;<text:span text:style-name="T2">Nome</text:span>: {nome}&lt;/<text:span text:style-name="T2">Text</text:span>&gt;</text:p>
      <text:p text:style-name="P2">&lt;<text:span text:style-name="T2">Text</text:span> style={styles.dadosLabel}&gt;<text:span text:style-name="T2">Idade</text:span>: {idade}&lt;/<text:span text:style-name="T2">Text</text:span>&gt;</text:p>
      <text:p text:style-name="P2">&lt;<text:span text:style-name="T2">Text</text:span> style={styles.dadosLabel}&gt;<text:span text:style-name="T2">Sexo</text:span>: {sexo}&lt;/<text:span text:style-name="T2">Text</text:span>&gt;</text:p>
      <text:p text:style-name="P2">&lt;<text:span text:style-name="T2">Text</text:span> style={styles.dadosLabel}&gt;<text:span text:style-name="T2">Escolaridade</text:span>: {escolaridade}&lt;/<text:span text:style-name="T2">Text</text:span>&gt;</text:p>
      <text:p text:style-name="P2">&lt;<text:span text:style-name="T2">Text</text:span> style={styles.dadosLabel}&gt;<text:span text:style-name="T2">Brasileiro</text:span>: {brasileiro ? <text:span text:style-name="T3">'Sim'</text:span> : <text:span text:style-name="T3">'Não'</text:span>}&lt;/<text:span text:style-name="T2">Text</text:span>&gt;</text:p>
      <text:p text:style-name="P2">&lt;/<text:span text:style-name="T2">View</text:span>&gt;</text:p>
      <text:p text:style-name="P2">)}</text:p>
      <text:p text:style-name="P2">&lt;/<text:span text:style-name="T2">View</text:span>&gt;</text:p>
      <text:p text:style-name="P2">);</text:p>
      <text:p text:style-name="P2">}</text:p>
      <text:p text:style-name="P2"/>
      <text:p text:style-name="P1">________________________________________________________________________________</text:p>
      <text:p text:style-name="P1"/>
      <text:p text:style-name="P1"/>
      <text:p text:style-name="P5">styles.js</text:p>
      <text:p text:style-name="P1"/>
      <text:p text:style-name="P3"><text:span text:style-name="T1">import</text:span> { <text:span text:style-name="T2">StyleSheet</text:span> } <text:span text:style-name="T1">from</text:span> <text:span text:style-name="T3">'react-native'</text:span>;</text:p>
      <text:p text:style-name="P4"/>
      <text:p text:style-name="P2"><text:span text:style-name="T1">export</text:span> <text:span text:style-name="T1">default</text:span> <text:span text:style-name="T2">StyleSheet</text:span>.create({</text:p>
      <text:p text:style-name="P2">container: {</text:p>
      <text:p text:style-name="P2">flex: <text:span text:style-name="T4">1</text:span>,</text:p>
      <text:p text:style-name="P2">padding: <text:span text:style-name="T4">20</text:span>,</text:p>
      <text:p text:style-name="P2">alignItems: <text:span text:style-name="T3">'center'</text:span>,</text:p>
      <text:p text:style-name="P2">},</text:p>
      <text:p text:style-name="P2">label: {</text:p>
      <text:p text:style-name="P2">fontSize: <text:span text:style-name="T4">16</text:span>,</text:p>
      <text:p text:style-name="P2">marginBottom: <text:span text:style-name="T4">5</text:span>,</text:p>
      <text:p text:style-name="P2">},</text:p>
      <text:p text:style-name="P2">input: {</text:p>
      <text:p text:style-name="P2">width: <text:span text:style-name="T3">'100%'</text:span>,</text:p>
      <text:p text:style-name="P2"><text:soft-page-break/>height: <text:span text:style-name="T4">40</text:span>,</text:p>
      <text:p text:style-name="P2">borderColor: <text:span text:style-name="T3">'gray'</text:span>,</text:p>
      <text:p text:style-name="P2">borderWidth: <text:span text:style-name="T4">1</text:span>,</text:p>
      <text:p text:style-name="P2">marginBottom: <text:span text:style-name="T4">15</text:span>,</text:p>
      <text:p text:style-name="P2">paddingHorizontal: <text:span text:style-name="T4">10</text:span>,</text:p>
      <text:p text:style-name="P2">},</text:p>
      <text:p text:style-name="P2">slider: {</text:p>
      <text:p text:style-name="P2">width: <text:span text:style-name="T3">'100%'</text:span>,</text:p>
      <text:p text:style-name="P2">marginBottom: <text:span text:style-name="T4">15</text:span>,</text:p>
      <text:p text:style-name="P2">},</text:p>
      <text:p text:style-name="P2"><text:span text:style-name="T1">switch</text:span>: {</text:p>
      <text:p text:style-name="P2">marginBottom: <text:span text:style-name="T4">15</text:span>,</text:p>
      <text:p text:style-name="P2">},</text:p>
      <text:p text:style-name="P2">dadosContainer: {</text:p>
      <text:p text:style-name="P2">marginTop: <text:span text:style-name="T4">20</text:span>,</text:p>
      <text:p text:style-name="P2">alignItems: <text:span text:style-name="T3">'center'</text:span>,</text:p>
      <text:p text:style-name="P2">},</text:p>
      <text:p text:style-name="P2">dadosLabel: {</text:p>
      <text:p text:style-name="P2">fontSize: <text:span text:style-name="T4">18</text:span>,</text:p>
      <text:p text:style-name="P2">marginBottom: <text:span text:style-name="T4">5</text:span>,</text:p>
      <text:p text:style-name="P2">},</text:p>
      <text:p text:style-name="P2">});</text:p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monospace" svg:font-family="'var font-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3:22:58.031592360</meta:creation-date>
    <dc:date>2023-10-07T13:25:44.617092429</dc:date>
    <meta:editing-duration>PT2M47S</meta:editing-duration>
    <meta:editing-cycles>1</meta:editing-cycles>
    <meta:document-statistic meta:table-count="0" meta:image-count="0" meta:object-count="0" meta:page-count="3" meta:paragraph-count="106" meta:word-count="249" meta:character-count="2580" meta:non-whitespace-character-count="2437"/>
    <meta:generator>LibreOffice/7.5.6.2$Linux_X86_64 LibreOffice_project/50$Build-2</meta:generator>
  </office:meta>
</office:document-meta>
</file>